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00H11M59.177S" calcext:value-type="time">
            <text:p>200:11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4H26M36.557S" calcext:value-type="time">
            <text:p>04:26</text:p>
          </table:table-cell>
          <table:table-cell table:style-name="ce3"/>
          <table:table-cell office:value-type="string" calcext:value-type="string">
            <text:p>Boss fight cleanup, backpack death drop, inventory refresh reliabili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12H36M49.511S" calcext:value-type="time">
            <text:p>12:3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8:04:05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1T14:16:33.874000000</dc:date>
    <dc:creator>Benjamin Laws</dc:creator>
    <meta:editing-duration>P7DT5H41M53S</meta:editing-duration>
    <meta:editing-cycles>188</meta:editing-cycles>
    <meta:generator>LibreOffice/7.1.8.1$Windows_X86_64 LibreOffice_project/e1f30c802c3269a1d052614453f260e49458c82c</meta:generator>
    <meta:document-statistic meta:table-count="2" meta:cell-count="380" meta:object-count="0"/>
  </office:meta>
</office:document-meta>
</file>